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paragraph-rsid="001dc619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Arial" fo:font-weight="bold" officeooo:rsid="001631c7" officeooo:paragraph-rsid="001631c7" style:font-weight-asian="bold" style:font-weight-complex="bold"/>
    </style:style>
    <style:style style:name="P5" style:family="paragraph" style:parent-style-name="Standard">
      <style:text-properties style:font-name="Arial" fo:font-weight="bold" officeooo:paragraph-rsid="001a6928" style:font-weight-asian="bold" style:font-weight-complex="bold"/>
    </style:style>
    <style:style style:name="P6" style:family="paragraph" style:parent-style-name="Standard">
      <style:text-properties style:font-name="Arial" fo:font-weight="bold" officeooo:rsid="001a6928" officeooo:paragraph-rsid="001a6928" style:font-weight-asian="bold" style:font-weight-complex="bold"/>
    </style:style>
    <style:style style:name="P7" style:family="paragraph" style:parent-style-name="Standard">
      <style:text-properties style:font-name="Arial" fo:font-weight="bold" officeooo:rsid="001b4f49" officeooo:paragraph-rsid="001b4f49" style:font-weight-asian="bold" style:font-weight-complex="bold"/>
    </style:style>
    <style:style style:name="P8" style:family="paragraph" style:parent-style-name="Standard">
      <style:text-properties style:font-name="Arial" officeooo:rsid="001631c7" officeooo:paragraph-rsid="001631c7"/>
    </style:style>
    <style:style style:name="P9" style:family="paragraph" style:parent-style-name="Standard">
      <style:text-properties style:font-name="Arial" officeooo:paragraph-rsid="0014393b"/>
    </style:style>
    <style:style style:name="P10" style:family="paragraph" style:parent-style-name="Standard">
      <style:text-properties style:font-name="Arial" fo:font-weight="bold" officeooo:rsid="001631c7" style:font-weight-asian="bold" style:font-weight-complex="bold"/>
    </style:style>
    <style:style style:name="P11" style:family="paragraph" style:parent-style-name="Standard">
      <style:text-properties style:font-name="Arial" fo:font-weight="bold" officeooo:rsid="001631c7" officeooo:paragraph-rsid="001631c7" style:font-weight-asian="bold" style:font-weight-complex="bold"/>
    </style:style>
    <style:style style:name="P12" style:family="paragraph" style:parent-style-name="Standard">
      <style:text-properties style:font-name="Arial" fo:font-weight="bold" officeooo:rsid="001a6928" style:font-weight-asian="bold" style:font-weight-complex="bold"/>
    </style:style>
    <style:style style:name="P13" style:family="paragraph" style:parent-style-name="Standard" style:list-style-name="L1">
      <style:text-properties style:font-name="Arial"/>
    </style:style>
    <style:style style:name="P14" style:family="paragraph" style:parent-style-name="Standard" style:list-style-name="L2">
      <style:text-properties style:font-name="Arial"/>
    </style:style>
    <style:style style:name="P15" style:family="paragraph" style:parent-style-name="Standard" style:list-style-name="L3">
      <style:text-properties style:font-name="Arial"/>
    </style:style>
    <style:style style:name="T1" style:family="text">
      <style:text-properties fo:font-weight="bold" officeooo:rsid="0013328d" style:font-weight-asian="bold" style:font-weight-complex="bold"/>
    </style:style>
    <style:style style:name="T2" style:family="text">
      <style:text-properties fo:font-weight="bold" officeooo:rsid="001f6d1c" style:font-weight-asian="bold" style:font-weight-complex="bold"/>
    </style:style>
    <style:style style:name="T3" style:family="text">
      <style:text-properties officeooo:rsid="001a6928"/>
    </style:style>
    <style:style style:name="T4" style:family="text">
      <style:text-properties officeooo:rsid="001f6d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1 </text:p>
      <text:p text:style-name="P1"/>
      <text:p text:style-name="P2">ORGANIZAÇÃO DE COMPUTADORES</text:p>
      <text:p text:style-name="P2">Aluno<text:span text:style-name="T4">s</text:span>: <text:span text:style-name="T1">A</text:span><text:span text:style-name="T2">driel Schmitz, Henrique Alberto</text:span><text:tab/><text:tab/><text:tab/><text:tab/><text:tab/>Data: <text:span text:style-name="T1">02/04/17</text:span></text:p>
      <text:p text:style-name="P1"/>
      <text:p text:style-name="P1">1 - Nosso programa favorito roda em 10s no computador A, o qual tem um clock de 400 MHz. <text:s/>Nós estamos tentando ajudar um projetista de computadores a construir uma nova máquina B, que irá rodar o mesmo programa em 6s. O projetista pode usar uma nova tecnologia (gastar muito mais) para aumentar substancialmente a taxa de clock. Porém, ele nos informa que isso irá afetar todo o projeto do restante da CPU, de forma que máquina B irá exigir 1.2 vezes ciclos a mais de clock que a máquina A para execução do programa. Qual a taxa de clock deveria ser o “buscada” pelo projetista?</text:p>
      <text:p text:style-name="P1"/>
      <text:p text:style-name="P10">Tempo do CPU_A = Ciclos de Clock (C.C) da CPU em questão / Velocidade de Clock;</text:p>
      <text:p text:style-name="P4">CPU_A:</text:p>
      <text:p text:style-name="P4"><text:tab/>10s = CiclosClockCPU_A/400x10^6. (Ciclos/Segundos)</text:p>
      <text:p text:style-name="P4"><text:tab/>C.C.CPU_A = 400x10^6 (Ciclos/Segundos) x 10s</text:p>
      <text:p text:style-name="P4"><text:tab/>C.C.CPU_A = 400x10^7</text:p>
      <text:p text:style-name="P4"/>
      <text:p text:style-name="P4">Tempo do CPU_B = (C.C da CPU_A x 1,2) / Velocidade de Clock B; </text:p>
      <text:p text:style-name="P4">CPU_B:</text:p>
      <text:p text:style-name="P4"><text:tab/>Velocidade de Clock B = (480x10^7) / 6</text:p>
      <text:p text:style-name="P4"><text:tab/>Velocidade de Clock B = 800x10^6</text:p>
      <text:p text:style-name="P3"><text:s/></text:p>
      <text:p text:style-name="P4">R: O projetista terá que buscar pela taxa de Clock de +- 800 mhz.</text:p>
      <text:p text:style-name="P8"/>
      <text:p text:style-name="P1">2 - Para um certo programa: <text:s/>Maq. A tem um tempo de ciclo de clock de 10ns e um CPI de 2.0 <text:s/>Maq. B tem um tempo de ciclo de clock 20ns e um CPI de 1.2. Qual máquina roda mais rápido o programa, e o quanto é mais rápida? </text:p>
      <text:p text:style-name="P1"/>
      <text:p text:style-name="P4">C.C da CPU A = 2,0;</text:p>
      <text:p text:style-name="P4">C.C da CPU B = 1,2;</text:p>
      <text:p text:style-name="P4"/>
      <text:p text:style-name="P4">Tempo de CPU = C.C da CPU x Velocidade do C.C</text:p>
      <text:p text:style-name="P4">Tempo de CPU A = 2,0 x 10 ns = 20 ns;</text:p>
      <text:p text:style-name="P4">Tempo de CPU B = 1,2 x 20 ns = 24 ns;</text:p>
      <text:p text:style-name="P4">24 ns / 20 ns = 1,2;</text:p>
      <text:p text:style-name="P4"/>
      <text:p text:style-name="P12"><text:tab/>R: O programa rodará cerca de 1,2 vezes mais rápido na máquina A em comparação à máquina B.</text:p>
      <text:p text:style-name="P1"/>
      <text:p text:style-name="P1">3 - Se 2 máquinas tiverem o mesmo ISA, qual das variáveis (clock rate, CPI, tempo de execução, No.de instruções, MIPS) será sempre idêntica?</text:p>
      <text:p text:style-name="P1"/>
      <text:p text:style-name="P12">R: O número de instruções!</text:p>
      <text:p text:style-name="P1"/>
      <text:p text:style-name="P9">4 - <text:s/>Um projetista de compilador deve decidir entre 2 sequências de código para uma máquina X. Baseado na implementação do HW, existem 3 classes de instruções: <text:s/>Classe A, Classe B e Classe C, que requerem 1, 2 ou 3 ciclos, respectivamente. </text:p>
      <text:p text:style-name="P9"><text:s/></text:p>
      <text:list xml:id="list1641568246687168276" text:style-name="L1">
        <text:list-item>
          <text:list>
            <text:list-item>
              <text:list>
                <text:list-item>
                  <text:p text:style-name="P13">A 1a. sequência de código tem 5 instruções: 2 de A, 1 de B e 2 de C</text:p>
                </text:list-item>
                <text:list-item>
                  <text:p text:style-name="P13">A 2a. sequência tem 6 instruções: 4 de A, 1 de B e 1 de C </text:p>
                </text:list-item>
              </text:list>
            </text:list-item>
          </text:list>
        </text:list-item>
      </text:list>
      <text:list xml:id="list5331046043090398034" text:style-name="L2">
        <text:list-header>
          <text:p text:style-name="P14"><text:soft-page-break/><text:s/></text:p>
        </text:list-header>
      </text:list>
      <text:p text:style-name="P1">Qual sequência é mais rápida? <text:s/>Em quanto? <text:s/>Qual é o CPI para cada sequência? </text:p>
      <text:p text:style-name="P1"/>
      <text:p text:style-name="P5"><text:tab/><text:span text:style-name="T3">Sequência 1: 2 + 1 + 2 = 5 instruções;</text:span></text:p>
      <text:p text:style-name="P6"><text:tab/>Sequência 2: 4 + 1 + 1 = 6 instruções;</text:p>
      <text:p text:style-name="P6"/>
      <text:p text:style-name="P6"><text:tab/>Ciclos de Clock da CPU = ∑ (CPIi x Ci);</text:p>
      <text:p text:style-name="P6"><text:tab/>Ciclos de Clock da CPU 1 = 2x1 + 1x2 + 2x3 = 10 Ciclos;</text:p>
      <text:p text:style-name="P6"><text:tab/>Ciclos de Clock da CPU 2 = 4x1 + 1x2 + 1x3 = 9 Ciclos;</text:p>
      <text:p text:style-name="P6"/>
      <text:p text:style-name="P6"><text:tab/>A Sequência 2 é mais rápida em 1 ciclo.</text:p>
      <text:p text:style-name="P6"><text:tab/>Ciclos de Clock da CPU = Instruções x CPI</text:p>
      <text:p text:style-name="P6"><text:tab/>CPI 1 = 10/5 = 2</text:p>
      <text:p text:style-name="P6"><text:tab/>CPI 2 = 9/6 = 1,5</text:p>
      <text:p text:style-name="P6"/>
      <text:p text:style-name="P6">R: A 2º sequência é mais rápida em 1 ciclo de clock.</text:p>
      <text:p text:style-name="P6">A sequência 1 tem CPI de 2 e a sequência 2 tem CPI de 1,5.</text:p>
      <text:p text:style-name="P6"/>
      <text:p text:style-name="P1">5 - <text:s/>Dois diferentes compiladores estão sendo testados para uma máquina com 100MHz, com 3 diferentes classes de instruções: <text:s/>Classe A, Classe B e Classe C, as quais requerem 1, 2 e 3 ciclos (respectivamente). Ambos compiladores são usados para produzir um código para um software grande porte.</text:p>
      <text:list xml:id="list5680800736447260696" text:style-name="L3">
        <text:list-item>
          <text:p text:style-name="P15">O Código do 1o. compilador usa 5 Milhões de instruções Classe A, 2 Milhão de Classes B e 2 Milhões de Classes C.</text:p>
        </text:list-item>
        <text:list-item>
          <text:p text:style-name="P15">O Código do 2o. compilador usa 10 Milhões de instruções Classe A, 1 Milhão de Classes B e 1 Milhão de Classes C. </text:p>
        </text:list-item>
      </text:list>
      <text:p text:style-name="P1"><text:s/></text:p>
      <text:p text:style-name="P1">Qual é a sequência mais rápida de acordo com o no. MIPS? <text:s/>Qual é a mais rápida de acordo com o tempo de execução? </text:p>
      <text:p text:style-name="P3"/>
      <text:p text:style-name="P7">Código 1: 5 + 2 + 2 = 9 milhões de instruções</text:p>
      <text:p text:style-name="P7">Código 2: 10 + 1 + 1 = 12 milhões de instruções</text:p>
      <text:p text:style-name="P7">Ciclos de Clock da CPU = ∑ (CPIi x Ci);</text:p>
      <text:p text:style-name="P7">Ciclos de Clock da CPU 1 = (5x1 + 2x2 + 2x3) x10^6 = 15x10^6;</text:p>
      <text:p text:style-name="P7">Ciclos de Clock da CPU 2 = (10x1 + 1x2 + 1x3) x10^6 = 15x10^6;</text:p>
      <text:p text:style-name="P7">Tempo de execução CPU 1 = (15x10^6) / (100x10^6) = 0,15 s;</text:p>
      <text:p text:style-name="P7">Tempo de execução CPU 2 = (15x10^6) / (100x10^6) = 0,15 s;</text:p>
      <text:p text:style-name="P7"/>
      <text:p text:style-name="P7">Ambos possuem o mesmo tempo de execução.</text:p>
      <text:p text:style-name="P3"/>
      <text:p text:style-name="P7">MIPS = Contador de Instruções / Tempo de Execução x10^6;</text:p>
      <text:p text:style-name="P7">MIPS 1 = ((5 + 2 + 2) x10^6) / (0,15 x 10^6) = 60;</text:p>
      <text:p text:style-name="P7">MIPS 2 = ((10 + 1 + 1) x10^6) / (0,15 x 10^6) = 80;</text:p>
      <text:p text:style-name="P7"/>
      <text:p text:style-name="P7">R: O código 2 possui mais MIPS.</text:p>
      <text:p text:style-name="P7">Porém, tanto o código 1 quanto o código 2 possuem o mesmo tempo de execução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20:00:42.57</meta:creation-date>
    <dc:date>2017-04-03T15:11:32.296416463</dc:date>
    <meta:editing-duration>PT36M44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60" meta:word-count="829" meta:character-count="3948" meta:non-whitespace-character-count="3139"/>
  </office:meta>
</office:document-meta>
</file>